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Übung Links</text:span><text:span text:style-name="T3"><text:line-break/></text:span></text:p>
      <text:p text:style-name="P2"><text:span text:style-name="T3"><text:line-break/>1. Prüfen Sie den Link Count Ihres Verzeichnisses<text:s/></text:span><text:span text:style-name="T4">„</text:span><text:span text:style-name="T5">Dokumente“</text:span></text:p>
      <text:p text:style-name="P2"><draw:frame text:anchor-type="as-char" svg:width="116.68mm" svg:height="5.56mm" style:rel-width="scale" style:rel-height="scale"><draw:object-ole xlink:href="OleObj1"/><draw:image xlink:href="ObjectReplacements/OleObj1"/></draw:frame><text:span text:style-name="T6"/></text:p>
      <text:p text:style-name="P2"><text:span text:style-name="T6"><text:line-break/>2. Erstellen Sie nun darin jeweils zwei Dateien und Verzeichnisse und prüfen den Link Count jeweils für das Verzeichnis<text:s/></text:span><text:span text:style-name="T7">„</text:span><text:span text:style-name="T8">Dokumente“ und dessen Inhalt.<text:line-break/><text:line-break/></text:span><draw:frame text:anchor-type="as-char" svg:width="115.89mm" svg:height="5.29mm" style:rel-width="scale" style:rel-height="scale"><draw:object-ole xlink:href="OleObj2"/><draw:image xlink:href="ObjectReplacements/OleObj2"/></draw:frame><text:span text:style-name="T8"/></text:p>
      <text:p text:style-name="P2"><draw:frame text:anchor-type="as-char" svg:width="111.39mm" svg:height="81.76mm" style:rel-width="scale" style:rel-height="scale"><draw:object-ole xlink:href="OleObj3"/><draw:image xlink:href="ObjectReplacements/OleObj3"/></draw:frame><text:span text:style-name="T8"/></text:p>
      <text:p text:style-name="P2"><text:span text:style-name="T8"/></text:p>
      <text:p text:style-name="P2"><text:span text:style-name="T9">3. Erstellen Sie im Homeverzeichnis Hardlinks zu den zwei erstellten Dateien und prüfen den Link Count erneut.<text:line-break/><text:line-break/></text:span></text:p>
      <text:p text:style-name="P2"><text:span text:style-name="T9">4. Erstellen Sie im Homeverzeichnis Symbolische Links zu den zwei erstellten Verzeichnissen.</text:span></text:p>
      <text:p text:style-name="P2"><text:span text:style-name="T9">Geben Sie dabei den Pfad einmal absolut und einmal relativ an.<text:line-break/><text:line-break/><text:line-break/></text:span></text:p>
      <text:p text:style-name="P2"><text:span text:style-name="T9">5. Erstellen Sie eine Datei mit Inhalt. <text:line-break/><text:line-break/><text:line-break/>6. Erzeugen dann daraus jeweils einen Symbolischen und einen Hardlink.<text:line-break/><text:line-break/></text:span></text:p>
      <text:p text:style-name="P2"><text:span text:style-name="T9">7. Öffnen und bearbeiten Sie den Symbolischen Link und schauen sich die original Datei an.<text:line-break/><text:line-break/></text:span></text:p>
      <text:p text:style-name="P2"><text:span text:style-name="T9">8. Öffnen und bearbeiten Sie den Hardlink und schauen die original Datei erneut an.<text:line-break/><text:line-break/></text:span></text:p>
      <text:p text:style-name="P2"><text:span text:style-name="T9">9. Löschen Sie nun die original Datei. <text:line-break/>Was passiert mit den beiden Links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